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13.80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52" table:default-cell-style-name="ce1"/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't Gesticht van Liefdad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(Hieronder 2 woonwagens)</text:p>
          </table:table-cell>
          <table:table-cell table:style-name="ce2" office:value-type="string" calcext:value-type="string">
            <text:p>2-1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(onbewoond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(onbewoond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1 Wagen</text:p>
          </table:table-cell>
          <table:table-cell table:style-name="ce2" office:value-type="string" calcext:value-type="string">
            <text:p>2-1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1ste gesticht. Bijgebouw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1ste gesticht. Bijgebouw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2 Keeten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2 tijdelijk aanwezige wage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2e gesticht. Bijgebouw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2e gesticht. Bijgebouw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3e gesticht. Bijgebouw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3e gesticht. Bijgebouw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bbe Freerks Gabbem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bbe Freerks Gabbem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cademisch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cademisch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duarder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duarder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lgemee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lgemee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lgemee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lgemee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Algemeen burger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Algemeen burger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Algemeen Burger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gemeen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leen staand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leen staand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oysius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loysius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Andrea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Andrea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Annexe van het missie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Annuntiaten-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nslo's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nslo's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nthonij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nthonij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k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k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ken en Ke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ken en Ke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 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 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-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-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Armemannen- en jongen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m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m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en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en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en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gesticht Annahof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gesticht Annahof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gesticht Annahof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gesticht Jorishof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gesticht Molenberg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h. der Christ. Geref. gem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of ''de Molenberg''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of ''de Molenberg''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of ''St. Joris''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of ''St. Joris''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huis "Weltevrede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Armhuis "Weltevrede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Armhuis (St. Vincentius)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Armhuis (St. Vincentius)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Armhuis (St. Vincentius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uis der Christ. Geref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uis der Christ. Geref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Armhuis der N.H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Armhuis der N.H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huis Diaconie Ned. Herv. Gemeente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huis van het burgerlijk armbestuur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Armhuis van het burgerlijk armbestuur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uizen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huizen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Armhuizen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Arm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Armwerk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Armwerk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Arsenaal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Arsenaal, Pupill. 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Arsenaal, Pupill. 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tilleri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Artilleri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Asyl Steenbeek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Asyl Steenbeek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adh. Bethesda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adh. Bethesda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Baroldi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Baroldi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artholomaie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artholomaie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Beggijnen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Beggijnen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Begij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entincks 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entincks 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estedeling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estedeling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estedelingenhuis der Stads Aalmoezenierskam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estedelingenhuis der Stads Aalmoezenierskam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estedeling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estedeling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estedelingshuis der Ned. Herv. Diaco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estedelingshuis der Ned. Herv. Diaco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Bestuur der bijzondere school en bewaar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ethanië (Inrigting voor verzwakte kinder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ethanië (Inrigting voor verzwakte kinder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Bethlehem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ijgebouw van Kazerne Willem III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ijgebouw van Kazerne Willem III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ijzondere jongensschool van het 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ijzondere jongensschool van het 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innen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innen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innen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innen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Bisschoppelijk college en kostschool</text:p>
          </table:table-cell>
          <table:table-cell table:number-columns-repeated="2"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Bisschoppelijk Collegie en 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Bisschoppelijk Collegie en 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lok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lok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omvrije 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omvrije 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osch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osch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Boshuijzer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Boshuijzer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oven Provenier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oven Provenier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ands Rust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ands Rust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andweer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andweer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andweer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andweer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roederhuis van het 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roederhuis van het 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oederschap der R. C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oederschap der R. C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Broeder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roeren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roeren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ouw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ouw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uining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ruining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uiten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uiten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iten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iten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ureau der Ge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ureau der Ge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rgel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urger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Burger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urger Weeshuis der Ned. Herv. Gemeente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urger Weeshuis der Ned. Herv. Gemeente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rger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Burgerlijk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Burgerlijk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lijk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lijk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lijk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lijk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rgerlijk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rgerlijk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rger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Burger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urschap 't Molent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urt Maagd van Ge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Buurtschap Bosch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Buurtschap Braband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Buurtschap Bruksk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Buurtschap Hoogriebroe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urtschap Luriedijk of Ponte Avancé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Buurtschap Schoo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Buurtschap Turkei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Canisius 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Canisius 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Capucijnen 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Capucijnen 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Capucijner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Capucijner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Capucijner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Cath. Zuster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Cavalerie- en Rijschool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Cavalerie- en Rijschool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avalleri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avalleri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ellul. huis van arrest en justit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ellul. huis van arrest en justit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Cellulaire 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Cellulaire 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Cellulaire 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Cellulaire 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ellulaire 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ellulaire 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Cellulaire 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Cellulaire 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Cellulaire 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Cellulaire 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Centraal Israëlitie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Centraal Israëlitie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entraal Magazijn van militaire kleed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entraal Magazijn van militaire kleed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hr. Ger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hr. Ger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hr. Geref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hr. Geref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hrist. Geref. Wees-, 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hrist. Geref. Wees-, 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hristelijk Gereformeer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hristelijk Gereformeer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Clariss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College Albertinum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College en 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Collegie en 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Collegie en 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onducteurswoning d. artill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onducteurswoning d. artill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Coop Schrasserts won.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Coop Schrasserts won.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orvers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Corvers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remer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Cremer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ames Institu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ames Institu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De Abdij van Bern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Departementale 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Depot van disciplin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Depot van discipline <text:s/>bijgebouw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eutzen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eutzen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. wees-, 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. wees-, 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Diaconess.-Inrigting "Bethanie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Diaconess.-Inrigting "Bethanie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Diaconie arm-, wees- en werk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Diaconie arm-, wees- en werk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Diaconie 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Diaconie 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 armh.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 armh.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Diaconie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Diaconie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Diaconie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Diaconie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Diaconie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 oude mannen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 oude mannen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-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-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-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-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-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-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Diaconie-Armhuis N.H. gem.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conie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Diaconie-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Diaconie-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-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-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Diaconie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huis Herv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iaconiehuis Herv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konie armhuis der Ned. Herv. Gemeente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iakonie armhuis der Ned. Herv. Gemeente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Directeurswon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Directeurswon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irectiekeet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irectiekeet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irectiekeet behoorende tot het fort bij Nieuwe Steeg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irectiekeet behoorende tot het fort bij Nieuwe Steeg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oopsgez.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oopsgez.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oopsgez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oopsgez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oopsgezind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oopsgezind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oopsgezin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oopsgezin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oopsgezinde Oude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Doopsgezinde Oude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oorgangshuis</text:p>
          </table:table-cell>
          <table:table-cell office:value-type="string" calcext:value-type="string">
            <text:p>2-45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oorgangshuis</text:p>
          </table:table-cell>
          <table:table-cell office:value-type="string" calcext:value-type="string">
            <text:p>2-45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oorgangshuis of kinder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Doorgangshuis of kinder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ortmonds 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Dortmonds 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r. H. van Popt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Dr. H. van Popt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Een tijdel. aanw. woonwa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Elisabeth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Elisabeth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Elisabeth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Emanuel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Emanuel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Ev. Luth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Ev. Luth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Evang. Luth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Evang. Luth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Evangelisch Luthersch hofje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Evangelisch Luthersch hofje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Evangelisch Luther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Evangelisch Luther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Ewouds- en Elisabeths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Ewouds- en Elisabeths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arnades Nun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arnades Nun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eitenhof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eitenhof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ntaine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ntaine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(beneden Lent)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(beneden Lent)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(boven Lent)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(boven Lent)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a/d. Lie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a/d. Lie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a/h. Schiph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a/h. Schiph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Bernsche Hoeve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Bernsche Hoeve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bij Heemste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bij Heemste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 bij Rhijnauwen (gedeeltelijk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 bij Rhijnauwen (gedeeltelijk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Bovensluis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Bovensluis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Fort Bovensl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Crèvecoeur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Crèvecoeur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de Hel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de Hel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Fort de Hel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en sl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en sl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Erfpri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Erfpri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Hoogen Maasdijk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Hoogen Maasdijk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Isabel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Isabel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Fort Isabelle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Kijkui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 Kijkui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op den hoofddam bij Pannerd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op den hoofddam bij Pannerd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Orth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Orth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Fort Orth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Papenbril (hoofdcursus)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ort Papenbril (hoofdcursus)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Fort Rammekens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Fort Rammekens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Vur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 Vuren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Fort Willem I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wachterswon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wachterswon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wachterswon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ortwachterswon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wachterswoning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Fortwachterswoning</text:p>
          </table:table-cell>
          <table:table-cell office:value-type="string" calcext:value-type="string">
            <text:p>2-5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wachterswoning, Spio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ortwachterswoning, Spio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Franciscanen- 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Franciscaness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Franciscanessen-klooster (St. Anna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Franciscanessen-klooster (St. Anna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rans Loenen-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rans Loenen-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raterhuis, klooster, kweeksch. en weeshuis</text:p>
          </table:table-cell>
          <table:table-cell office:value-type="string" calcext:value-type="string">
            <text:p>2-43</text:p>
          </table:table-cell>
          <table:table-cell office:value-type="string" calcext:value-type="string">
            <text:p>2-7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Fraterhuis, klooster, kweeksch. en weeshuis</text:p>
          </table:table-cell>
          <table:table-cell office:value-type="string" calcext:value-type="string">
            <text:p>2-43</text:p>
          </table:table-cell>
          <table:table-cell office:value-type="string" calcext:value-type="string">
            <text:p>2-7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Fratersgesticht Alouisiu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riesche Doopsgez.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Friesche Doopsgez.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undatie Renswoude en Ambachtskinder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Fundatie Renswoude en Ambachtskinder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arniezoens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arnizoen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 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 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arnizoens Infe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arnizoens Infe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 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 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 ziekenhuis</text:p>
          </table:table-cell>
          <table:table-cell office:value-type="string" calcext:value-type="string">
            <text:p>2-21</text:p>
          </table:table-cell>
          <table:table-cell office:value-type="string" calcext:value-type="string">
            <text:p>2-5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 ziekenhuis</text:p>
          </table:table-cell>
          <table:table-cell office:value-type="string" calcext:value-type="string">
            <text:p>2-21</text:p>
          </table:table-cell>
          <table:table-cell office:value-type="string" calcext:value-type="string">
            <text:p>2-5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arnizoens-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arnizoens-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arnizoens-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arnizoens-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rnizoens-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rnizoens-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arnizoens-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arnizoens-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-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-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-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-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-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-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arnizoens-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arnizoens-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arnizoens-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arnizoens-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arnizoens-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arnizoens-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rnizoens-infirm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arnizoens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arnizoensbakker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arnizoens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bakkerij Hampoort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bakkerij Hampoort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arnizoensbakkerij. (Voorm. Kruisheeren-Klooster)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rnizoens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arnizoens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ast- Oudemannen-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sthuis der Hervormden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asthuis der Hervormden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sthuis St. Catharina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asthuis St. Catharina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Gasthuis Vredenhof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Gasthuis Vredenhof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bouw van Barmhart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bouw van Barmhart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br. Bakker's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br. Bakker's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brekkig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brekkigenhuis (Calvariënberg)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brekkigenhuis (Calvariënberg)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combineer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combineer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eertruid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eertruid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hucht Castenraij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hucht Groot Oirl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hucht Klein Oirl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hucht Lul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hucht Oostrum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hucht Smack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em.-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em.-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meente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meente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mengde hulp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mengde hulp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eneesk. gesticht voor krankzinnigen: Huize Padua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nie-bureau en Magazijn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. Oranj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. Oranj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orm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orm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ereformeerd Arm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ereformeerd Burger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ereformeerd Burger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reformeer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reformeer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reformeer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ormeerd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reformeerd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esticht "Averingsvergadering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esticht "Averingsvergadering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"de St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"de St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"de Voorzienigheid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"de Voorzienigheid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esticht "den Bal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esticht "den Bal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"Venetia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"Venetia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sticht (St. Jozef) voor oudelieden, gebrekkigen en kindere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sticht Bornhof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sticht Bornhof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esticht Croij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Croy, voor behoeftige mannen en vrouwe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Croy, voor behoeftige mannen en vrouwe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Gesticht den Bal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Meerenber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Meerenber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esticht Ommerscha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esticht Ommerscha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. Ann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. Ann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esticht St. Ja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. Joseph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. Joseph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. Ros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. Ros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ads-bestedelin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Stads-bestedelin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v. Weldad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v. Weldad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Gesticht v/d H. Franciscu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esticht van Lief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esticht van Lief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van liefde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van liefde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voor blinden, weezen en verlaten jongen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voor blinden, weezen en verlaten jongen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esticht voor huisvesting met weldadig doel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esticht voor huisvesting met weldadig doel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esticht voor hulpbetoon en werkverschaff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Gesticht voor hulpbetoon en werkverschaff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sticht voor Israelitische oude mannen en vrouwe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esticht voor Israelitische oude mannen en vrouwe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voor liefdezuster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sticht voor liefdezuster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Gesticht voor ooglijder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Gesticht voor ooglijder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sticht voor oude lieden en kinderen (St. Joseph)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Gesticht voor oude lieden en kinderen (St. Joseph)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esticht voor R.C. Weezen en Oude Lied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esticht voor R.C. Weezen en Oude Lied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Vreedenbur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esticht Vreedenbur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esticht Zusters van Lief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evangenis voor jeugdige vrouwelijke veroordeeld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evangenis voor jeugdige vrouwelijke veroordeeld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vangenis voor veroordeelde vrouwen en huis van burgerlijke en militaire verzeker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evangenis voor veroordeelde vrouwen en huis van burgerlijke en militaire verzeker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odshuis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odshuis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od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od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Godshuis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odshuis Carst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odshuis Carst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Godshuis Carst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ril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Gril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roen van Prinsteren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roen van Prinsteren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root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Groot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root arsena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Groot arsena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root Arsena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root Burger Weeshuis der Ned. Herv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root Burger Weeshuis der Ned. Herv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root Rijks 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Groot Rijks 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root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Groot Zieken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roote en Voorster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Groote en Voorster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aersolt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aersolt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amer- en Bouwers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amer- en Bouwers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eren Institu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eren Institu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eerink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eerink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eilige Geest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eilige Geest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eiligen Geesten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eiligen Geesten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nriette Hofje (oude vrouw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nriette Hofje (oude vrouw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. Armen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. Armen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. Burger-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. Burger-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erv. Dia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erv. Dia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erv. Diac. 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erv. Diac. 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erv. Diaconie 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erv. Diaconie 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. 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. 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. Wees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. Wees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ervormd Armen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ervormd Armen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ormd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ormd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Hervormd Daconie Verplegingshuis</text:p>
          </table:table-cell>
          <table:table-cell office:value-type="string" calcext:value-type="string">
            <text:p>2-2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ervormd diaconiehuis</text:p>
          </table:table-cell>
          <table:table-cell office:value-type="string" calcext:value-type="string">
            <text:p>2-75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ervormd diaconiehuis</text:p>
          </table:table-cell>
          <table:table-cell office:value-type="string" calcext:value-type="string">
            <text:p>2-75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orm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rvorm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orm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orm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orm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ervormd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rvormd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t Falc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t Falc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t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t Klooster Bethlehem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t krankzinnigengesticht "Voorburg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t Liefde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t Miss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et St. Antoni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t Suijck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et Suijck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intham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dson Dadel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dson Dadel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 "Liefde is het Fundament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 "Liefde is het Fundament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"Eendragt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"Eendragt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de 12 apostel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de 12 apostel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de Groene Tui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de Groene Tui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de Zeven Keurvors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de Zeven Keurvors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Beresteij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Beresteij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Brouw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Brouw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de wed. Roos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de wed. Roos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Guurtje Burre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Guurtje Burre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Noble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Noble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Oorscho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Oorscho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Spoorwa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Spoorwa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ofje van St. Marten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ofje van St. Marten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Hofje van St. Marten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Staat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fje van Staat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oofdcursus der Infanterie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oofdwacht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oofdwacht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ofdwacht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ofdwacht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oofdwacht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oofdwachthuis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oofdwachthuis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ôtel ''Abdij''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ôtel ''Abdij''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Gouden Leeuw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Gouden Leeuw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Graaf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Graaf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Keiz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Keiz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ôtel "de Keizerskroo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ôtel "de Keizerskroo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Klomp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otel "de Klomp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ôtel "Heerenlogement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ôtel "Heerenlogement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ôtel "Pays-Bas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ôtel "Pays-Bas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Bellevue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Bellevue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Boule d'or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Boule d'or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ôtel Buwald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ôtel Buwald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ôtel de ''Gouden Leeuw''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ôtel de ''Gouden Leeuw''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ôtel de Nieuwe Doelen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ôtel de Nieuwe Doelen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tel de Paauw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tel de Paauw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de Zon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de Zon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tel des Pays-Bas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tel des Pays-Bas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Kernheim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Kernheim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ôtel Nieuw Duinkerk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ôtel Nieuw Duinkerk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ôtel Phoenix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ôtel Phoenix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Roesink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ôtel Roesink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ôtel van Commensalen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ôtel van Commensalen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Hôtel van Commensal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ôtel van den Broe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ôtel van den Broe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tel Zwijnshoofd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otel Zwijnshoofd</text:p>
          </table:table-cell>
          <table:table-cell table:style-name="ce2" office:value-type="string" calcext:value-type="string">
            <text:p>3-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bewoond door milit.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bewoond door milit.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Huis van arrest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Huis van arrest e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Huis van arrest e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is van Arrest e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is van Arrest e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uis van Barmhart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uis van Barmhart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armhartigheid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armhartigheid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Huis van bewaring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uis van bewaring en Straf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uis van burgerlijke en militaire verzeker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Huis van burgerlijke en militaire verzeker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urgerlijke en militaire verzeker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s van burgerlijke en militaire verzeker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correct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correct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verbetering en opvoeding voor jonge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 van verbetering en opvoeding voor jonge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zitten-weduwen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iszitten-weduwen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zen bewoond door militair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Huizen bewoond door militair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Huizen en 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izen niet gelegen in het Hoogheemraadschap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izen niet gelegen in het Hoogheemraadschap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lp-kazerneme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Hulp-kazerneme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lp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lphuis van arre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lpkazerne Infant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Hulpkazerne Infant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Id. Burgerlijk Armbestuu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Infanterie -kazerne (Les bons enfants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fanterie kazerne Noorderblok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fanterie kazerne Noorderblok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Infanterie- (Muzijkanten-) 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Infanterie- (Muzijkanten-) 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Infanteri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Infanteri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Infanteri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Infanteri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Inrichting R.C. Hooger Onderwij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Inrigting Ruimzigt (kweekschool)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Inrigting Ruimzigt (kweekschool)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Inrigting voor ooglijder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Inrigting voor ooglijder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Inrigting voor ooglijder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Inrigting voor ooglijder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Instituut</text:p>
          </table:table-cell>
          <table:table-cell table:style-name="ce2" office:value-type="string" calcext:value-type="string">
            <text:p>3-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Hasselma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Hasselman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Instituut Linschoten</text:p>
          </table:table-cell>
          <table:table-cell table:style-name="ce2" office:value-type="string" calcext:value-type="string">
            <text:p>3-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Instituut St. Lo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Instituut St. Maria</text:p>
          </table:table-cell>
          <table:table-cell table:style-name="ce2" office:value-type="string" calcext:value-type="string">
            <text:p>3-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St. Marie</text:p>
          </table:table-cell>
          <table:table-cell table:style-name="ce2" office:value-type="string" calcext:value-type="string">
            <text:p>3-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St. Marie</text:p>
          </table:table-cell>
          <table:table-cell table:style-name="ce2" office:value-type="string" calcext:value-type="string">
            <text:p>3-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Instituut tot onderwijs van Blind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Instituut tot onderwijs van Blind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Instituut voor Doofstomm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Instituut voor Doofstomm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voor doofstommen</text:p>
          </table:table-cell>
          <table:table-cell office:value-type="string" calcext:value-type="string">
            <text:p>2-2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Instituut voor doofstommen</text:p>
          </table:table-cell>
          <table:table-cell office:value-type="string" calcext:value-type="string">
            <text:p>2-2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Instituut Vredeoord (Kostschool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Israëlietisch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Israëlitisch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Israëlitisch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Jesuiten-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Jesuiten-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Jezuïeten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Jongens 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Jongens 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Jongens- en meisjes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Jongens- en meisjes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Jongens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Jongens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Jongenskostschool (Nijland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Jongenskostschool (Nijland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Josephiten-klooster en Armhuis (St. Joseph)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4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Josephiten-klooster en Armhuis (St. Joseph)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4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Josephiten-klooster en Armhuis (St. Joseph)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4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Juffer Tette Alberda'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Juffer Tette Alberda'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nonneerboot Hydra</text:p>
          </table:table-cell>
          <table:table-cell table:style-name="ce2" office:value-type="string" calcext:value-type="string">
            <text:p>2-10</text:p>
          </table:table-cell>
          <table:table-cell office:value-type="string" calcext:value-type="string">
            <text:p>2-5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nonneerboot Hydra</text:p>
          </table:table-cell>
          <table:table-cell table:style-name="ce2" office:value-type="string" calcext:value-type="string">
            <text:p>2-10</text:p>
          </table:table-cell>
          <table:table-cell office:value-type="string" calcext:value-type="string">
            <text:p>2-5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ntonaal 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ntonaal Huis van bewar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armelieten 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armelieten 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avalleriestall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avalleriestall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"Cavali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"Cavali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Kazerne (voorm. Infirmerie)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d. Maréchaussé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d. Maréchaussé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Damlu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Damlus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de Arsenal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 maréchaussé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 maréchaussé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der Artill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r huzaren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r huzaren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der Huzaren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der Infanteri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Kazerne der Kon. Marechausse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Kazerne der Koninklijke Marechausse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azerne der Maréchaussé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azerne der Maréchaussé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r maréchaussé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der maréchaussé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Fort de Bil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Fort de Bil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Groot Arsen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het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het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het 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het 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Hospitaalsolda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Hospitaalsolda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Infant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Infant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Kazerne Kattenhag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Kazerne Kattenhag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kerkgebouw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kerkgebouw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Kinder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azerne Kinder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Koornmarkt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Koornmarkt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Koornmark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Korte Stallen op het Nonnenveld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Kazerne Marchausse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Marech.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Kazerne Marechausse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Markiezenhof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azerne Markiezenhof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Markiezenhof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No. 1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No. 1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Noorderblok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Oran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Oran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Oranje-Nassau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Oranje-Nassau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azerne Oranje-Nassau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azerne Oranje-Nassau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Promer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azerne Promer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Spookhuis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Spookhuis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Westdijk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Westdijk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Willem III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azerne Willem III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azerne Zuiderblok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azerne: "de Ruiterstalle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azerne: "de Ruiterstalle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e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e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eeten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eten in het 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eten in het 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eizers- of Jordensplaat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eizers- of Jordensplaat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rmiswa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ermiswa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inderhuis der Diaconessen-Inrigt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inderhuis der Diaconessen-Inrigt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inder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inder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laarkampst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laarkampst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lei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lei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ein Arsena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ein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ein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ein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ein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ein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Klein Semina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 (Eerw. Paters Jezuiet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looster Bethlehem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looster Bethlehem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Bethlehem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Bethlehem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Klooster d. Franciscaness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 d. Ursulinen en kostschool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 d. Ursulinen en kostschool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 d. Usulin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 d. Usulin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 der Augustijn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looster der Augustijn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Capucijness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Capucijness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Clariss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Clariss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looster der Franciscan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looster der Franciscan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fraters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fraters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 der Fraters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 der Jezuï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kruisheer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er kruisheer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ommelrode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Dommelrode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 Dommelro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looster Harveld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looster Harveld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 Kruisheer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Marie Refugée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Marie Refugée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Nazareth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Nazareth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looster Redemptoristen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St. Catharina-dal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St. Catharina-dal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Zoeterbeek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looster Zoeterbeek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looster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looster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loniaal Militair invalidenhuis Bronbeek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loniaal Militair invalidenhuis Bronbeek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lo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lo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olonie der Maatschappij van weldad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olonie der Maatschappij van weldadighei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n. Instituut Mari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n. Instituut Mari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ninklijk Militaire Akadem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ninklijk Militaire Akadem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oninklijke Militaire Akadem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sthuis No. 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sthuis No. 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sthuis No. 2 der Maatschappij tot Nut van 't Algeme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sthuis No. 2 der Maatschappij tot Nut van 't Algeme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ostschool "Brogtrop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 A.M. Dekker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 A.M. Dekker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Bragtrop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Bragtrop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en klooster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en klooster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ostschool R. Pri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van Gevri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van Gevri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stschool van H. Stae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stschool van H. Stae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van J. Tieman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 van J. Tieman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ostschool van J.G. Rorik</text:p>
          </table:table-cell>
          <table:table-cell table:number-columns-repeated="2"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 van Klomp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 van Klomp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 van Mej. Koster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ostschool van Mej. Koster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stschool van Web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ostschool van Web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ostschool voor meisje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Kostschool voor meisje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Kostschool voor meisjes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, instituut Bijsterveld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ostschool, instituut Bijsterveld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rankzinnigen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Krankzinnigen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rankzinnig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Krankzinnig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rankzinnigen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Krankzinnigen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rankzinnig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Krankzinnig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Krankzinnig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Krankzinnigenhuis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rankzinnigenhuis (Calvariënberg)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Krankzinnigenhuis (Calvariënberg)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weekschool voor de Zeevaa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Kweekschool voor de Zeevaa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weekschool voor onderwijzeressen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Kweekschool voor onderwijzeressen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Landbouw-kolonie Nederlandsch Mettray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Landbouw-kolonie Nederlandsch Mettray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Larink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Larink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attering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attering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Legerplaats op de Oldebroeksche heid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Legerplaats op de Oldebroeksche heid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epelstraa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Lichtschip Noordhind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adigheid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adigheid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adigheid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egest. Inrichting v. onderwij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Liefde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Liefde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e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iefdegesticht (schol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iefdegesticht (scholen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egesticht H. Jacobus Major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gesticht met kostschool</text:p>
          </table:table-cell>
          <table:table-cell office:value-type="string" calcext:value-type="string">
            <text:p>2-71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gesticht met kostschool</text:p>
          </table:table-cell>
          <table:table-cell office:value-type="string" calcext:value-type="string">
            <text:p>2-71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Liefd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e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,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,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, klooster, kweekschool, weeshuis en armhuis</text:p>
          </table:table-cell>
          <table:table-cell office:value-type="string" calcext:value-type="string">
            <text:p>2-43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42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Liefdehuis, klooster, kweekschool, weeshuis en armhuis</text:p>
          </table:table-cell>
          <table:table-cell office:value-type="string" calcext:value-type="string">
            <text:p>2-43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42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ehuis.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Liefdes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ind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ind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ogeergebouw der artill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ogeergebouw der artill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Ambrosiu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Ambrosiu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Bellevu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Bellevu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Hahma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Hahma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Kasteel v. Antwer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ogement Kasteel v. Antwer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Logement: "huis 't Ank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Logement: "huis 't Ank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ooijerstraa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ooijerstraa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unet bij het 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Lunet bij het f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uthers Diaconie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uthers Diaconie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uthersch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uthersch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uthersch verzorging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uthersch verzorging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uther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Luther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uthersche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uthersche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uthersche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Luthersche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agazijn der Artill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agazijn der Artillerie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gazijnmeesterswon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gazijnmeesterswon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Ma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nn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nn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annen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annnen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Marcelis Goverts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Marcelis Goverts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arechauss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Marechausse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arechausse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arechausse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Maréchaussé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Maréchaussé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arechaussee-kazerne. (Gedeelte Paleis van Justitie)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réchaussée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réchaussée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arine-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arine-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ariniers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ariniers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rkt, 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arkt, 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arrechauss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arrechaussee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Marte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Marte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atrozen-Instituut (Schip Ajax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T_1879_09_H1</text:p>
          </table:table-cell>
          <table:table-cell office:value-type="string" calcext:value-type="string">
            <text:p>Matrozen-Instituut (Schip Ajax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aurits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aurits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Medden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Medden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eisjeskostsch. (Mej. Dirkmaat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eisjeskostsch. (Mej. Dirkmaat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eisjes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eisjes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eisjes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eisjes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eisjesschool, Urseline 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eisjesschool, Urseline 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Mepsche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Mepsche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. nachtleger magazij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. nachtleger magazij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Militair 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ilitair 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ilitair 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ilitair hospitaal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ilitair woonhuis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ilitair woonhuis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aire Brood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aire Broodbakkerij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ilitaire stal C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ilitaire stal C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ilitaire stal 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Militaire stal 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Militaire won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aire woning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aire woning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Militaire woning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ilitaire woning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aire woningen aan het Noordpad en den Klarendaalsche we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Militaire woningen aan het Noordpad en den Klarendaalsche we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inderbroeders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Minderbroeders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Minderbroeders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inderbroeders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Minderbroeders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inderbroeders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issie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issiehuis (Annexe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Missiehuis (Vereeniging St. Marie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issionarissen van het H. Hart (Klooster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oen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Moen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olenstraa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Morte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N. H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Nachtkwartier Baumgar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Nachtkwartier Baumgar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Nachtlegermagazij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Nachtlegermagazij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ed. H. dia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ed. H. dia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ed. Herv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ed. Herv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ed. Herv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ed. Herv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Ned. Herv. Diaconi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Ned. Herv. Diaconie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ed. Herv. 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ed. Herv. 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Ned. Herv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Ned. Herv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ed. Isr. Jongens-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ed. Isr. Jongens-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ederd. Geref. 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ederd. Geref. Diaconi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Nieuw St. Anthonij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Nieuw St. Anthonij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Nieuw Stads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Nieuw Stads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ieuw Suik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ieuw Suik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Nieuw Weeshuis der Ned. Herv. Gemeente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Nieuw Weeshuis der Ned. Herv. Gemeente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ieuwe of Zonsche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ieuwe of Zonsche 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nonn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nonn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Nonnen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Nonnen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oorder 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Noorder 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ooteboome Uitkijk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Nooteboome Uitkijk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Normaal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Normaal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O.L. Vr. Convent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O.L.V. Conventj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O.L.V. Conventj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.L.V. Moeder van barmhartigheid (Klooster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.R.C. Bestedeling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.R.C. Bestedeling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.R.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.R.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ld 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ld Burger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ld 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ld Burger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mmerschans (Rijksgesticht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mmerschans (Rijksgesticht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pleidingschip "Admiraal van Wassena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pleidingschip "Admiraal van Wassenaer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pvoedinggesticht Ruivenber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pvoeding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pvoeding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Opvoedingsgesticht van de kloosterzusters van den H. Aloysiu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pzichterswoning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pzichterswoning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Opzichterswoning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pzigterskeet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pzigterskeet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Oranje-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 Burger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 Burger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 mannen- , vrouwen- en 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 mannen- , vrouwen- en 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 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ud St. Anthonij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ud St. Anthonij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e en Nieuwe Gasthuis en Krankzinnigen gesticht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4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e en Nieuwe Gasthuis en Krankzinnigen gesticht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4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ude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ude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ude 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ude 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ude Infirme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ude mannen en vrouwenh.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ude mannen en vrouwenh.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e mannen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e mannen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ude mannen- en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e mannen-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e mannen-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ude Mannen- en Vrouwenhuis van het Gem. Armbest. der N.H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ude Mannen- en Vrouwenhuis van het Gem. Armbest. der N.H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e mann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e mann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ude Vrouwen- en Mannenhuis der hervormde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ude Vrouwen- en Mannenhuis der hervormde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ude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ude 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e vrouwenhuis</text:p>
          </table:table-cell>
          <table:table-cell office:value-type="string" calcext:value-type="string">
            <text:p>2-3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ude vrouwenhuis</text:p>
          </table:table-cell>
          <table:table-cell office:value-type="string" calcext:value-type="string">
            <text:p>2-3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e Vrouwenhuis</text:p>
          </table:table-cell>
          <table:table-cell office:value-type="string" calcext:value-type="string">
            <text:p>2-3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ude Vrouwenhuis</text:p>
          </table:table-cell>
          <table:table-cell office:value-type="string" calcext:value-type="string">
            <text:p>2-3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ude Weeshuis (Milit.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ude Weeshuis (Milit.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Oudemannen- (Twaalf Apostelen) 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Oudemannen-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udemannen- en vrouw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udemannen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udemannenhuis (Macpherson)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ude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Oudmannen- (Twaalf Apostelen-) 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Oudmannen- (Twaalf Apostelen-) huis</text:p>
          </table:table-cell>
          <table:table-cell office:value-type="string" calcext:value-type="string">
            <text:p>2-3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veige 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verige 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Overige huizen</text:p>
          </table:table-cell>
          <table:table-cell office:value-type="string" calcext:value-type="string">
            <text:p>2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verige 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Overige 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Overige 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articulier 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articulier 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Passant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Passant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assant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assant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astorie der Alg. Hulpker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astorie der Alg. Hulpker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astorie, inrigting voor Hooger Onderwij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astorie, inrigting voor Hooger Onderwij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Paters Capucijnen (Klooster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Pensionaat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ensionaat Marienthal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ensionaat Marienthal</text:p>
          </table:table-cell>
          <table:table-cell office:value-type="string" calcext:value-type="string">
            <text:p>2-6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Pietronell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Pietronell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Pi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Popma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Popma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ort. Israël. Jongens weeshuis "Abij Jetomim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ort. Israël. Jongens weeshuis "Abij Jetomim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ortugeesch Israëlitisch Meisjes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ortugeesch Israëlitisch Meisjes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rins Hendrik-Sticht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rins Hendrik-Sticht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rot. Armen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rot. Armen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rot. 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rot. Burger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rot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rot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Protest. Kinder-Zending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Protest. Kinder-Zending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Protestantsch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rotestantsch bestedeling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Protestantsch bestedeling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Protestantsch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Protestantsch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Protestantsche 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roveniershuis van Nordin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Proveniershuis van Nordin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Provoostgebouw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Pupillen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Pupillen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Armen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Armen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R. C. dia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R. C. diac.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. C.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. C.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R. C. Godshuis (Louisa-huis)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R. C. Godshuis (Louisa-huis)</text:p>
          </table:table-cell>
          <table:table-cell office:value-type="string" calcext:value-type="string">
            <text:p>2-4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Hiacinth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Hiacinth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Jongens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Jongens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 C. Jongens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 C. Liefde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liefdes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liefdesgesticht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Maagd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Maagd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 C. Meisjes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Oude mannen- en vrouwenhuis. St. Jaco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Oude mannen- en vrouwenhuis. St. Jaco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 C. 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Semenari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Semenari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St. Walburgshofje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St. Walburgshofje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R. 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R. 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R. C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R. C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Ziekenverpleg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. C. Ziekenverpleg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 C.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ath. Bestedeling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ath. Bestedelingenhuis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ath. 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. Cath. 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R. K. Armhuis (Nieuwenhof)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R. K. Armhuis (Nieuwenhof)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 K. Bijz. 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R. K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R. K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. K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R. Kath. School voor meisjes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.C. arm- en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.C. arm- en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.C. arm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.C. armen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.C.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.C.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C. Bijzondere school en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C.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gesticht voor verlaten meisj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gesticht voor verlaten meisj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Gregorius Onderwijsgest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Gregorius Onderwijsgest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klooster en oude vrouwengesticht "Endelhove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klooster en oude vrouwengesticht "Endelhove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Klooster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Klooster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C. Kostschool</text:p>
          </table:table-cell>
          <table:table-cell office:value-type="string" calcext:value-type="string">
            <text:p>2-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Liefd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Liefde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Meisjes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Meisjeskost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C. School voor Jongens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Seminarium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.C. Seminarium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C.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.C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.C.Godshuis (Louisa-huis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.K. Armhuis. (Nieuwenhof)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.K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.K. Ziekengasthuis (St. Joseph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amschip Guiné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amschip Guiné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ap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ap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egenboogs-Liefde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egenboogs-Liefde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eligieuse Vereeniging (Oblaten van Maria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ijks Veeartsenij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Rijks Veeartsenij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ks-arsen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ks-arsen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ksgebouwen bewoond door gehuwde militair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ksgebouwen bewoond door gehuwde militair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Rijksgesticht Ommerscha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Rijksgesticht Ommerscha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ks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kshospita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p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ijp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itske Boelem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itske Boelem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Roermondspoort-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Roode of 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Roode of 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oomsch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oomsch Catholiek 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Roomsch Catholiek arm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oomsch Catholijk liefde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oomsch Catholijk liefde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Roomsch Catholijk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Roomsch Catholijk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Roomsch Kath.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oomsch Katholiek Burger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oomsch Katholijk 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oomsch Katholijk 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oomsch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oomsch 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oomsch 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Roomsch- Katholiek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Roomsch-Cath. Weeshuis voor meisjes en Liefde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Roomsch-Cath. Weeshuis voor meisjes en Liefde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oomsch-katholiek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Roomsch-katholiek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oz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Roze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uitershofje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Ruitershofje</text:p>
          </table:table-cell>
          <table:table-cell table:style-name="ce2" office:value-type="string" calcext:value-type="string">
            <text:p>2-9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. Aloysi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chepen te Amsterdam te huis behooren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chepen te Amsterdam te huis behooren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chepen tot geen bepaald wijk behooren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chepen tot geen bepaald wijk behooren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cherf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cherf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cheuning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cheuning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chool Ender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chool Ender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emina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eminar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Seminarie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eminarie der R.C van de Klerez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eminarie der R.C van de Klerez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eminarie St. Vincentius à Paul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eminarie Ypelaar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eminarie Ypelaar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eminarium</text:p>
          </table:table-cell>
          <table:table-cell office:value-type="string" calcext:value-type="string">
            <text:p>2-7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luis No 1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Aloysiu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Aloysiu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Andrie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Andrie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t. Anna-klooster (nonnenschool)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Anna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Anna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Anna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Anthonij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Anthonij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Anthoniusgesticht, kostschool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Anthoniusgesticht, kostschool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Anthony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Anthony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Antonius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Antonius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Antonius- opvoeding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t. Antoni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Antoni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Bernardus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Bernardus 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St. Catharin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St. Catharina 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Catharina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St. Cornelia 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St. Cornelia 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t. Cornella-Liefdehuis</text:p>
          </table:table-cell>
          <table:table-cell office:value-type="string" calcext:value-type="string">
            <text:p>2-7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Elisabeth-gasthui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Elisabeth-gasthui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Elisabeth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St. Elisabeths 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St. Elisabeths 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Elisabethsgesticht, gasthuis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4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Elisabethsgesticht, gasthuis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4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Elizabeth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Elizabeth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Geertruiden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Geertruiden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t. Gilles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t. Gilles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St. Gilles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t. Jacobi- en Annen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St. Jacobi- en Annen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Jacobs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Jacobs 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t. Jacobsgesticht (Nonnenschool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Jans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Jans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St. Jans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Joris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Joseph 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. Joseph 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Josephgesticht (Ziekenhuis)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2-2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Joseph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Joseph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Josephschool</text:p>
          </table:table-cell>
          <table:table-cell office:value-type="string" calcext:value-type="string">
            <text:p>2-6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t. Jozef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t. Jozef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Jozef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Jozeph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Jozeph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Jurrien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Jurrien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Leonardu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Maria'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Marinu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Martinusgebouw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Martinusgebouw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St. Mathias Conventj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t. Matthias-Conventj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St. Matthias-Conventje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Nicolaa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St. Nicolaa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Nicolaa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Nikolaas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Oda-kloost.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St. Oda-kloost.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Odakloos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Philomena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t. Pieters- en Bloklands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t. Pieters- en Bloklands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Piu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. Piu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. Thomasgesticht</text:p>
          </table:table-cell>
          <table:table-cell office:value-type="string" calcext:value-type="string">
            <text:p>2-2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ads armen- en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ads armen- en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ads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ads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ads 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ads Burger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ads 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ads 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ads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ads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tedelijk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Stedelijk Ziek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ichting "Fribourg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Stichting "Fribourg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toomkanonneerboot Geep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raalman-stichting, genaamd "Magdalena Hodso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traalman-stichting, genaamd "Magdalena Hodson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Strafgevangenis</text:p>
          </table:table-cell>
          <table:table-cell office:value-type="string" calcext:value-type="string">
            <text:p>2-8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Strafgevangen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wigters familië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Swigters familiën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Talitha Kumi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Talitha Kumi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Teijl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Teijl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Tijd. aanw. schepen</text:p>
          </table:table-cell>
          <table:table-cell table:style-name="ce2" office:value-type="string" calcext:value-type="string">
            <text:p>2-1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Tijd. aanw. 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Tijd. aanw. 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Tijd. aanw. woonwa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Tijdelijk aanwezige schep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Tijdelijke ke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Tijdelijke ke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Tijdelijke keeten (fort 't Hemeltje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Tijdelijke keeten (fort 't Hemeltje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Toevlugt voor behoefti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Toevlugt voor behoeftig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Toevlugtsoor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Toevlugtsoor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Transportschoener Coertsen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Trappist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Tuinbouwschool Linneau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Tuinbouwschool Linneau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Ubbema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Ubbema-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Ursulinen-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Ursulinen-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Ursulinen-klooster en kostschool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Ursulinen-klooster en kostschool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Ursulinen-klooster en kostschool</text:p>
          </table:table-cell>
          <table:table-cell office:value-type="string" calcext:value-type="string">
            <text:p>2-72</text:p>
          </table:table-cell>
          <table:table-cell office:value-type="string" calcext:value-type="string">
            <text:p>2-6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an Beeck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an Beeck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Verdedigingswerk aan 't Spoe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Verdedigingswerk aan 't Spoe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ereenigd arrest- en provoo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ereenigd arrest- en provoo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Vereeniging Eerw. Paters Jezuïet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Verschillende polderkeeten</text:p>
          </table:table-cell>
          <table:table-cell table:style-name="ce2" office:value-type="string" calcext:value-type="string">
            <text:p>2-1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Verspreide 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Verspreide 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Verspreide 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Verspreide 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Verspreide huizen</text:p>
          </table:table-cell>
          <table:table-cell office:value-type="string" calcext:value-type="string">
            <text:p>1-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erw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erw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Vilsteren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Vilsteren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Vincentius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incentius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incentius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Volksgaarkeuk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Volksgaarkeuk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Vrouw Anna Varwer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Vrouw Anna Varwer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rouwen St. Antonies-gasthui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rouwen St. Antonies-gasthui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Vrouwen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Vrouw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Vrouw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Vrouwenklooster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uurtor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Vuurtor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. Cremer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. Cremer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 aan de Waterpoort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 aan de Waterpoort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Wachterstoren bij het Fort op den Ruigenkselschen dij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Wachterstoren bij het Fort op den Ruigenkselschen dij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chterswon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chterswoning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chterswoning behoorende tot het fort St. Andries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chterswoning behoorende tot het fort St. Andries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erswoning, legerplaats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erswoning, legerplaats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. a/d. Water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. a/d. Water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uis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uis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uis bij de Koe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uis bij de Koe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uis Maas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achthuis Maas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Wachthuis Waterpoort</text:p>
          </table:table-cell>
          <table:table-cell office:value-type="string" calcext:value-type="string">
            <text:p>2-54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Wachthuis. Voormalige Maaspoor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chtloka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chtlokaal</text:p>
          </table:table-cell>
          <table:table-cell office:value-type="string" calcext:value-type="string">
            <text:p>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achtschip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achtschip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achtschip "Prins Maurits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achtschip "Prins Maurits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gens</text:p>
          </table:table-cell>
          <table:table-cell table:style-name="ce2" office:value-type="string" calcext:value-type="string">
            <text:p>2-1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gens</text:p>
          </table:table-cell>
          <table:table-cell table:style-name="ce2" office:value-type="string" calcext:value-type="string">
            <text:p>2-1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penmagazij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apenmagazij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duwenhofje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duwenhofje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duwenhuis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duwenhuis over den Broeren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duwenhuis over den Broeren</text:p>
          </table:table-cell>
          <table:table-cell office:value-type="string" calcext:value-type="string">
            <text:p>2-3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Weduwenhuis van het 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Weduwenhuis van het 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erd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erds-Gestich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Wees- e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Wees- en armhuis</text:p>
          </table:table-cell>
          <table:table-cell office:value-type="string" calcext:value-type="string">
            <text:p>2-4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ees- en Arm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Wees- en Oude mannen- en vrouwenhuis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2-4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Wees- en Oude mannen- en vrouwenhuis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2-4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ee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0_H1</text:p>
          </table:table-cell>
          <table:table-cell office:value-type="string" calcext:value-type="string">
            <text:p>Weeshuis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eeshuis "de Oranjeappel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eeshuis "de Oranjeappel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Weeshuis (St. Joseph)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eshuis der Chr. Ger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eshuis der Chr. Ger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eeshuis der Hervormden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eeshuis der Hervormden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eshuis der Ned. Herv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eshuis der Ned. Herv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esinrigting van J. van 't Lindenhout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eesinrigting van J. van 't Lindenhout</text:p>
          </table:table-cell>
          <table:table-cell office:value-type="string" calcext:value-type="string">
            <text:p>2-4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rk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Werkhuis</text:p>
          </table:table-cell>
          <table:table-cell office:value-type="string" calcext:value-type="string">
            <text:p>2-8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Werkhuis</text:p>
          </table:table-cell>
          <table:table-cell office:value-type="string" calcext:value-type="string">
            <text:p>2-8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rkhuis der Hervormde Diaco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erkhuis der Hervormde Diacon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Werkhuis der Nederl. Herv. Gemeente</text:p>
          </table:table-cell>
          <table:table-cell office:value-type="string" calcext:value-type="string">
            <text:p>2-8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4_H1</text:p>
          </table:table-cell>
          <table:table-cell office:value-type="string" calcext:value-type="string">
            <text:p>Werkhuis der Nederl. Herv. Gemeente</text:p>
          </table:table-cell>
          <table:table-cell office:value-type="string" calcext:value-type="string">
            <text:p>2-8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Westerhuis vrouwen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Westerhuis vrouwen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Wijnands Fundati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ijnberg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ijnberg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ijtse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Wijtse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ildeman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Wildeman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illems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Willemskazerne</text:p>
          </table:table-cell>
          <table:table-cell office:value-type="string" calcext:value-type="string">
            <text:p>2-5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Woning voor gehuwde militair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6_H1</text:p>
          </table:table-cell>
          <table:table-cell office:value-type="string" calcext:value-type="string">
            <text:p>Woning voor gehuwde militair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oning voor militair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Woning voor militairen</text:p>
          </table:table-cell>
          <table:table-cell office:value-type="string" calcext:value-type="string">
            <text:p>2-5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Woningen voor Militair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Woonwagens</text:p>
          </table:table-cell>
          <table:table-cell table:style-name="ce2" office:value-type="string" calcext:value-type="string">
            <text:p>2-1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eeman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eemans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Zeijl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Zeijls gasthui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Zieken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Zieken-gasthuis</text:p>
          </table:table-cell>
          <table:table-cell office:value-type="string" calcext:value-type="string">
            <text:p>2-4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Ziekengasthu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1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0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Ziekenhuis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Ziekenhuis (Calvariënberg)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5_H1</text:p>
          </table:table-cell>
          <table:table-cell office:value-type="string" calcext:value-type="string">
            <text:p>Ziekenhuis (Calvariënberg)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Ziekenhuis (Gasthuis)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11_H1</text:p>
          </table:table-cell>
          <table:table-cell office:value-type="string" calcext:value-type="string">
            <text:p>Ziekenhuis (Gasthuis)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Ziekenhuis der N. H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Ziekenhuis der N. H. 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Ziekenhuis. (Calvarienberg)</text:p>
          </table:table-cell>
          <table:table-cell office:value-type="string" calcext:value-type="string">
            <text:p>2-2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iekenverpleg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iekenverplegin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iekenverpleging Berkho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iekenverpleging Berkho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r. Ms. schip "het Loo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r. Ms. schip "het Loo"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Zuider 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3_H1</text:p>
          </table:table-cell>
          <table:table-cell office:value-type="string" calcext:value-type="string">
            <text:p>Zuider Kazern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uid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uider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7_H1</text:p>
          </table:table-cell>
          <table:table-cell office:value-type="string" calcext:value-type="string">
            <text:p>Zusterhuis der Evangel. Broedergeme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89_12_H1</text:p>
          </table:table-cell>
          <table:table-cell office:value-type="string" calcext:value-type="string">
            <text:p>Zusters Fransiscanessen van de H.Familie (Klooster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89_13_H1</text:p>
          </table:table-cell>
          <table:table-cell office:value-type="string" calcext:value-type="string">
            <text:p>Zusters van Afrika. (Postulaat)</text:p>
          </table:table-cell>
          <table:table-cell office:value-type="string" calcext:value-type="string">
            <text:p>2-7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usters van Lief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usters van Liefd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uster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usterschoo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waardveg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9_H1</text:p>
          </table:table-cell>
          <table:table-cell office:value-type="string" calcext:value-type="string">
            <text:p>Zwaardvegershofj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Zwiersenhuize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T_1879_02_H1</text:p>
          </table:table-cell>
          <table:table-cell office:value-type="string" calcext:value-type="string">
            <text:p>Zwiersenhuizen</text:p>
          </table:table-cell>
          <table:table-cell table:number-columns-repeated="255"/>
        </table:table-row>
        <table:table-row table:style-name="ro1" table:number-rows-repeated="104654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2" number:min-integer-digits="1" number:grouping="true"/>
      <number:text> </number:text>
    </number:number-style>
    <number:number-style style:name="N121">
      <number:text>€ </number:text>
      <number:number number:decimal-places="2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24P2" style:volatile="true">
      <number:text> €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6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3:38:11.289178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ophe Guéret</dc:creator>
    <dc:date>2014-12-11T13:51:20.361848747</dc:date>
    <meta:editing-cycles>5</meta:editing-cycles>
    <meta:editing-duration>PT8M59S</meta:editing-duration>
    <meta:generator>LibreOffice/4.2.7.2$Linux_X86_64 LibreOffice_project/420m0$Build-2</meta:generator>
    <meta:document-statistic meta:table-count="1" meta:cell-count="5090" meta:object-count="0"/>
  </office:meta>
</office:document-meta>
</file>